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Humann2</text:p>
          </table:table-cell>
          <table:table-cell table:number-columns-repeated="4"/>
          <table:table-cell office:value-type="string" calcext:value-type="string">
            <text:p>SAMSA2</text:p>
          </table:table-cell>
          <table:table-cell table:number-columns-repeated="4"/>
          <table:table-cell office:value-type="string" calcext:value-type="string">
            <text:p>MetaPr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aw line count</text:p>
          </table:table-cell>
          <table:table-cell office:value-type="string" calcext:value-type="string">
            <text:p>raw file read count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otal seconds</text:p>
          </table:table-cell>
          <table:table-cell office:value-type="string" calcext:value-type="string">
            <text:p>reads/sec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otal seconds</text:p>
          </table:table-cell>
          <table:table-cell office:value-type="string" calcext:value-type="string">
            <text:p>reads/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 cecq n</text:p>
          </table:table-cell>
          <table:table-cell office:value-type="float" office:value="8985176" calcext:value-type="float">
            <text:p>8985176</text:p>
          </table:table-cell>
          <table:table-cell table:formula="of:=[.B3]/2" office:value-type="float" office:value="4492588" calcext:value-type="float">
            <text:p>449258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[.D3]*60+[.E3]" office:value-type="float" office:value="696" calcext:value-type="float">
            <text:p>696</text:p>
          </table:table-cell>
          <table:table-cell table:formula="of:=[.C3]/[.F3]" office:value-type="float" office:value="6454.86781609195" calcext:value-type="float">
            <text:p>6454.86781609195</text:p>
          </table:table-cell>
          <table:table-cell table:number-columns-repeated="3"/>
          <table:table-cell table:formula="of:=[.I3]*60+[.J3]" office:value-type="float" office:value="0" calcext:value-type="float">
            <text:p>0</text:p>
          </table:table-cell>
          <table:table-cell table:formula="of:=[.C3]/[.K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 cecq y</text:p>
          </table:table-cell>
          <table:table-cell office:value-type="float" office:value="11725404" calcext:value-type="float">
            <text:p>11725404</text:p>
          </table:table-cell>
          <table:table-cell table:formula="of:=[.B4]/2" office:value-type="float" office:value="5862702" calcext:value-type="float">
            <text:p>58627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4]*60+[.E4]" office:value-type="float" office:value="960" calcext:value-type="float">
            <text:p>960</text:p>
          </table:table-cell>
          <table:table-cell table:formula="of:=[.C4]/[.F4]" office:value-type="float" office:value="6106.98125" calcext:value-type="float">
            <text:p>6106.98125</text:p>
          </table:table-cell>
          <table:table-cell table:number-columns-repeated="3"/>
          <table:table-cell table:formula="of:=[.I4]*60+[.J4]" office:value-type="float" office:value="0" calcext:value-type="float">
            <text:p>0</text:p>
          </table:table-cell>
          <table:table-cell table:formula="of:=[.C4]/[.K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 colq n</text:p>
          </table:table-cell>
          <table:table-cell office:value-type="float" office:value="5481988" calcext:value-type="float">
            <text:p>5481988</text:p>
          </table:table-cell>
          <table:table-cell table:formula="of:=[.B5]/2" office:value-type="float" office:value="2740994" calcext:value-type="float">
            <text:p>274099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formula="of:=[.D5]*60+[.E5]" office:value-type="float" office:value="537" calcext:value-type="float">
            <text:p>537</text:p>
          </table:table-cell>
          <table:table-cell table:formula="of:=[.C5]/[.F5]" office:value-type="float" office:value="5104.27188081937" calcext:value-type="float">
            <text:p>5104.2718808193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[.I5]*60+[.J5]" office:value-type="float" office:value="2392" calcext:value-type="float">
            <text:p>2392</text:p>
          </table:table-cell>
          <table:table-cell table:formula="of:=[.C5]/[.K5]" office:value-type="float" office:value="1145.90050167224" calcext:value-type="float">
            <text:p>1145.90050167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2 cecq n</text:p>
          </table:table-cell>
          <table:table-cell office:value-type="float" office:value="12540804" calcext:value-type="float">
            <text:p>12540804</text:p>
          </table:table-cell>
          <table:table-cell table:formula="of:=[.B6]/2" office:value-type="float" office:value="6270402" calcext:value-type="float">
            <text:p>627040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6]*60+[.E6]" office:value-type="float" office:value="1027" calcext:value-type="float">
            <text:p>1027</text:p>
          </table:table-cell>
          <table:table-cell table:formula="of:=[.C6]/[.F6]" office:value-type="float" office:value="6105.55209347614" calcext:value-type="float">
            <text:p>6105.5520934761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I6]*60+[.J6]" office:value-type="float" office:value="2490" calcext:value-type="float">
            <text:p>2490</text:p>
          </table:table-cell>
          <table:table-cell table:formula="of:=[.C6]/[.K6]" office:value-type="float" office:value="2518.23373493976" calcext:value-type="float">
            <text:p>2518.23373493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2 cecq y</text:p>
          </table:table-cell>
          <table:table-cell office:value-type="float" office:value="8086784" calcext:value-type="float">
            <text:p>8086784</text:p>
          </table:table-cell>
          <table:table-cell table:formula="of:=[.B7]/2" office:value-type="float" office:value="4043392" calcext:value-type="float">
            <text:p>404339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D7]*60+[.E7]" office:value-type="float" office:value="683" calcext:value-type="float">
            <text:p>683</text:p>
          </table:table-cell>
          <table:table-cell table:formula="of:=[.C7]/[.F7]" office:value-type="float" office:value="5920.04685212299" calcext:value-type="float">
            <text:p>5920.046852122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I7]*60+[.J7]" office:value-type="float" office:value="2462" calcext:value-type="float">
            <text:p>2462</text:p>
          </table:table-cell>
          <table:table-cell table:formula="of:=[.C7]/[.K7]" office:value-type="float" office:value="1642.32006498781" calcext:value-type="float">
            <text:p>1642.32006498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2 colq n</text:p>
          </table:table-cell>
          <table:table-cell office:value-type="float" office:value="6317488" calcext:value-type="float">
            <text:p>6317488</text:p>
          </table:table-cell>
          <table:table-cell table:formula="of:=[.B8]/2" office:value-type="float" office:value="3158744" calcext:value-type="float">
            <text:p>315874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D8]*60+[.E8]" office:value-type="float" office:value="556" calcext:value-type="float">
            <text:p>556</text:p>
          </table:table-cell>
          <table:table-cell table:formula="of:=[.C8]/[.F8]" office:value-type="float" office:value="5681.19424460432" calcext:value-type="float">
            <text:p>5681.194244604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I8]*60+[.J8]" office:value-type="float" office:value="2473" calcext:value-type="float">
            <text:p>2473</text:p>
          </table:table-cell>
          <table:table-cell table:formula="of:=[.C8]/[.K8]" office:value-type="float" office:value="1277.29235746057" calcext:value-type="float">
            <text:p>1277.29235746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 cecm n</text:p>
          </table:table-cell>
          <table:table-cell office:value-type="float" office:value="12350020" calcext:value-type="float">
            <text:p>12350020</text:p>
          </table:table-cell>
          <table:table-cell table:formula="of:=[.B9]/2" office:value-type="float" office:value="6175010" calcext:value-type="float">
            <text:p>617501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D9]*60+[.E9]" office:value-type="float" office:value="1037" calcext:value-type="float">
            <text:p>1037</text:p>
          </table:table-cell>
          <table:table-cell table:formula="of:=[.C9]/[.F9]" office:value-type="float" office:value="5954.68659594986" calcext:value-type="float">
            <text:p>5954.686595949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[.I9]*60+[.J9]" office:value-type="float" office:value="2535" calcext:value-type="float">
            <text:p>2535</text:p>
          </table:table-cell>
          <table:table-cell table:formula="of:=[.C9]/[.K9]" office:value-type="float" office:value="2435.90138067061" calcext:value-type="float">
            <text:p>2435.90138067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 cecq n</text:p>
          </table:table-cell>
          <table:table-cell office:value-type="float" office:value="6883748" calcext:value-type="float">
            <text:p>6883748</text:p>
          </table:table-cell>
          <table:table-cell table:formula="of:=[.B10]/2" office:value-type="float" office:value="3441874" calcext:value-type="float">
            <text:p>344187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D10]*60+[.E10]" office:value-type="float" office:value="568" calcext:value-type="float">
            <text:p>568</text:p>
          </table:table-cell>
          <table:table-cell table:formula="of:=[.C10]/[.F10]" office:value-type="float" office:value="6059.63732394366" calcext:value-type="float">
            <text:p>6059.6373239436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[.I10]*60+[.J10]" office:value-type="float" office:value="2491" calcext:value-type="float">
            <text:p>2491</text:p>
          </table:table-cell>
          <table:table-cell table:formula="of:=[.C10]/[.K10]" office:value-type="float" office:value="1381.72380570052" calcext:value-type="float">
            <text:p>1381.72380570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4 cecm n</text:p>
          </table:table-cell>
          <table:table-cell office:value-type="float" office:value="10707296" calcext:value-type="float">
            <text:p>10707296</text:p>
          </table:table-cell>
          <table:table-cell table:formula="of:=[.B11]/2" office:value-type="float" office:value="5353648" calcext:value-type="float">
            <text:p>535364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formula="of:=[.D11]*60+[.E11]" office:value-type="float" office:value="1354" calcext:value-type="float">
            <text:p>1354</text:p>
          </table:table-cell>
          <table:table-cell table:formula="of:=[.C11]/[.F11]" office:value-type="float" office:value="3953.94977843427" calcext:value-type="float">
            <text:p>3953.949778434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I11]*60+[.J11]" office:value-type="float" office:value="2526" calcext:value-type="float">
            <text:p>2526</text:p>
          </table:table-cell>
          <table:table-cell table:formula="of:=[.C11]/[.K11]" office:value-type="float" office:value="2119.41726049089" calcext:value-type="float">
            <text:p>2119.41726049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4 cecq n</text:p>
          </table:table-cell>
          <table:table-cell office:value-type="float" office:value="10089840" calcext:value-type="float">
            <text:p>10089840</text:p>
          </table:table-cell>
          <table:table-cell table:formula="of:=[.B12]/2" office:value-type="float" office:value="5044920" calcext:value-type="float">
            <text:p>50449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2]*60+[.E12]" office:value-type="float" office:value="850" calcext:value-type="float">
            <text:p>850</text:p>
          </table:table-cell>
          <table:table-cell table:formula="of:=[.C12]/[.F12]" office:value-type="float" office:value="5935.2" calcext:value-type="float">
            <text:p>5935.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formula="of:=[.I12]*60+[.J12]" office:value-type="float" office:value="2488" calcext:value-type="float">
            <text:p>2488</text:p>
          </table:table-cell>
          <table:table-cell table:formula="of:=[.C12]/[.K12]" office:value-type="float" office:value="2027.70096463023" calcext:value-type="float">
            <text:p>2027.70096463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4 cecq y</text:p>
          </table:table-cell>
          <table:table-cell office:value-type="float" office:value="16571364" calcext:value-type="float">
            <text:p>16571364</text:p>
          </table:table-cell>
          <table:table-cell table:formula="of:=[.B13]/2" office:value-type="float" office:value="8285682" calcext:value-type="float">
            <text:p>828568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D13]*60+[.E13]" office:value-type="float" office:value="1291" calcext:value-type="float">
            <text:p>1291</text:p>
          </table:table-cell>
          <table:table-cell table:formula="of:=[.C13]/[.F13]" office:value-type="float" office:value="6418.03408210689" calcext:value-type="float">
            <text:p>6418.0340821068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[.I13]*60+[.J13]" office:value-type="float" office:value="2507" calcext:value-type="float">
            <text:p>2507</text:p>
          </table:table-cell>
          <table:table-cell table:formula="of:=[.C13]/[.K13]" office:value-type="float" office:value="3305.01874750698" calcext:value-type="float">
            <text:p>3305.0187475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4 colq n</text:p>
          </table:table-cell>
          <table:table-cell office:value-type="float" office:value="9383212" calcext:value-type="float">
            <text:p>9383212</text:p>
          </table:table-cell>
          <table:table-cell table:formula="of:=[.B14]/2" office:value-type="float" office:value="4691606" calcext:value-type="float">
            <text:p>469160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4]*60+[.E14]" office:value-type="float" office:value="787" calcext:value-type="float">
            <text:p>787</text:p>
          </table:table-cell>
          <table:table-cell table:formula="of:=[.C14]/[.F14]" office:value-type="float" office:value="5961.37992376112" calcext:value-type="float">
            <text:p>5961.379923761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00-00-00</text:date>, <text:time style:data-style-name="N2" text:time-value="11:20:06.3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9-04-16T12:20:29.951000000</dc:date>
    <meta:editing-duration>PT1H4S</meta:editing-duration>
    <meta:editing-cycles>32</meta:editing-cycles>
    <meta:document-statistic meta:table-count="1" meta:cell-count="138" meta:object-count="0"/>
  </office:meta>
</office:document-meta>
</file>